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91pt"/>
    </style:style>
    <style:style style:name="co2" style:family="table-column">
      <style:table-column-properties fo:break-before="auto" style:column-width="230.6pt"/>
    </style:style>
    <style:style style:name="co3" style:family="table-column">
      <style:table-column-properties fo:break-before="auto" style:column-width="365.1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"/>
    </style:style>
    <style:style style:name="ce3" style:family="table-cell" style:parent-style-name="Default">
      <style:text-properties style:font-name="Arial" fo:font-weight="bold" style:font-weight-asian="bold" style:font-weight-complex="bold"/>
    </style:style>
    <style:style style:name="ce4" style:family="table-cell" style:parent-style-name="Default">
      <style:text-properties style:font-name="Ari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Long</text:p>
          </table:table-cell>
          <table:table-cell table:style-name="ce3" office:value-type="string" calcext:value-type="string">
            <text:p>Prio (0,+,++)</text:p>
          </table:table-cell>
          <table:table-cell table:style-name="ce3" office:value-type="string" calcext:value-type="string">
            <text:p>SP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vering</text:p>
          </table:table-cell>
          <table:table-cell table:number-columns-repeated="1022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Dynamische Variablen /Dims</text:p>
          </table:table-cell>
          <table:table-cell table:number-columns-repeated="1022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Größeres Diagram</text:p>
          </table:table-cell>
          <table:table-cell table:number-columns-repeated="102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Variablenauswahl durch den Benutzer</text:p>
          </table:table-cell>
          <table:table-cell table:number-columns-repeated="102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Alle verfügbaren Variablen anzeigen</text:p>
          </table:table-cell>
          <table:table-cell table:number-columns-repeated="102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Tri und nicht-Tri Modues</text:p>
          </table:table-cell>
          <table:table-cell table:number-columns-repeated="102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clon, clon_bnds</text:p>
          </table:table-cell>
          <table:table-cell table:number-columns-repeated="102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Tri: Kanten auf “der Rückseite der Erde”</text:p>
          </table:table-cell>
          <table:table-cell table:number-columns-repeated="1022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Portieren von Notebook auf Web</text:p>
          </table:table-cell>
          <table:table-cell table:number-columns-repeated="1022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Server startscript etc</text:p>
          </table:table-cell>
          <table:table-cell table:number-columns-repeated="1022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Performanz messen, bewerten</text:p>
          </table:table-cell>
          <table:table-cell table:number-columns-repeated="102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Verschiedene cmaps</text:p>
          </table:table-cell>
          <table:table-cell table:number-columns-repeated="102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Logarihmische Scala (x,y,z,c)</text:p>
          </table:table-cell>
          <table:table-cell table:number-columns-repeated="102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Verschiedene Graphen</text:p>
          </table:table-cell>
          <table:table-cell table:number-columns-repeated="102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Responsive Design</text:p>
          </table:table-cell>
          <table:table-cell table:number-columns-repeated="102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Automatische Datashader-Wahl</text:p>
          </table:table-cell>
          <table:table-cell table:number-columns-repeated="102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Grapheinstellungen speichern und teilen (GET)</text:p>
          </table:table-cell>
          <table:table-cell table:number-columns-repeated="102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Multiplikation mit 1000 fixen</text:p>
          </table:table-cell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Colorbar anzeigen</text:p>
          </table:table-cell>
          <table:table-cell table:number-columns-repeated="1022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Auswahl für mehrere Graphen?</text:p>
          </table:table-cell>
          <table:table-cell table:number-columns-repeated="1022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Exportfunktionen (pdf, img)?</text:p>
          </table:table-cell>
          <table:table-cell table:number-columns-repeated="1022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Zeitserien aus mehreren Graphen erstellen?</text:p>
          </table:table-cell>
          <table:table-cell table:number-columns-repeated="1022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Kapselung als Lib?</text:p>
          </table:table-cell>
          <table:table-cell table:number-columns-repeated="1022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DOM1….3 vorberechnen</text:p>
          </table:table-cell>
          <table:table-cell table:number-columns-repeated="1022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pickle</text:p>
          </table:table-cell>
          <table:table-cell table:number-columns-repeated="1022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Radians umrechnen</text:p>
          </table:table-cell>
          <table:table-cell table:number-columns-repeated="1022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Export Animation?</text:p>
          </table:table-cell>
          <table:table-cell table:number-columns-repeated="1022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Präsentation</text:p>
          </table:table-cell>
          <table:table-cell table:number-columns-repeated="1022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0">00/00/0000</text:date>, <text:time style:data-style-name="N2" text:time-value="16:50:55.6319295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2:05:34.840795972</meta:creation-date>
    <dc:date>2018-12-20T17:39:38.566391305</dc:date>
    <meta:editing-duration>PT1H2M50S</meta:editing-duration>
    <meta:editing-cycles>7</meta:editing-cycles>
    <meta:generator>LibreOffice/5.1.6.2$Linux_X86_64 LibreOffice_project/10m0$Build-2</meta:generator>
    <meta:document-statistic meta:table-count="1" meta:cell-count="83" meta:object-count="0"/>
  </office:meta>
</office:document-meta>
</file>